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"/>
    <style:font-face style:name="Arial Unicode MS1" svg:font-family="'Arial Unicode MS'" style:font-pitch="variable"/>
    <style:font-face style:name="Liberation Sans3" svg:font-family="'Liberation Sans'" style:font-pitch="variable"/>
    <style:font-face style:name="Menlo" svg:font-family="Menlo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3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title">
      <style:graphic-properties fo:min-height="5.209cm"/>
    </style:style>
    <style:style style:name="pr7" style:family="presentation" style:parent-style-name="Standard-subtitle">
      <style:graphic-properties draw:fill-color="#ffffff" draw:auto-grow-height="true" fo:min-height="16.255cm"/>
    </style:style>
    <style:style style:name="pr8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215cm" style:use-optimal-column-width="false"/>
    </style:style>
    <style:style style:name="co2" style:family="table-column">
      <style:table-column-properties style:column-width="3.711cm" style:use-optimal-column-width="false"/>
    </style:style>
    <style:style style:name="co3" style:family="table-column">
      <style:table-column-properties style:column-width="4.54cm" style:use-optimal-column-width="false"/>
    </style:style>
    <style:style style:name="co4" style:family="table-column">
      <style:table-column-properties style:column-width="1.608cm" style:use-optimal-column-width="false"/>
    </style:style>
    <style:style style:name="co5" style:family="table-column">
      <style:table-column-properties style:column-width="5.879cm" style:use-optimal-column-width="false"/>
    </style:style>
    <style:style style:name="co6" style:family="table-column">
      <style:table-column-properties style:column-width="4.848cm" style:use-optimal-column-width="false"/>
    </style:style>
    <style:style style:name="co7" style:family="table-column">
      <style:table-column-properties style:column-width="1.764cm" style:use-optimal-column-width="false"/>
    </style:style>
    <style:style style:name="co8" style:family="table-column">
      <style:table-column-properties style:column-width="3.069cm" style:use-optimal-column-width="false"/>
    </style:style>
    <style:style style:name="ro1" style:family="table-row">
      <style:table-row-properties style:row-height="0.77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827cm"/>
    </style:style>
    <style:style style:name="ro4" style:family="table-row">
      <style:table-row-properties style:row-height="0.832cm"/>
    </style:style>
    <style:style style:name="ro5" style:family="table-row">
      <style:table-row-properties style:row-height="0.795cm"/>
    </style:style>
    <style:style style:name="ro6" style:family="table-row">
      <style:table-row-properties style:row-height="0.792cm"/>
    </style:style>
    <style:style style:name="ce1" style:family="table-cell">
      <loext:graphic-properties style:repeat="repeat"/>
      <style:text-properties fo:font-size="12pt" style:font-size-asian="12pt" style:font-size-complex="12pt"/>
    </style:style>
    <style:style style:name="ce2" style:family="table-cell">
      <loext:graphic-properties style:repeat="repeat"/>
      <style:text-properties fo:font-size="10pt" style:font-size-asian="10pt" style:font-size-complex="10pt"/>
    </style:style>
    <style:style style:name="ce3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left="0cm" fo:margin-right="0cm" fo:margin-top="0.5cm" fo:margin-bottom="0cm" fo:line-height="100%" fo:text-align="start" fo:text-indent="0cm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1.245cm" fo:margin-right="0cm" fo:text-align="start" fo:text-indent="0cm"/>
    </style:style>
    <style:style style:name="P12" style:family="paragraph">
      <style:paragraph-properties fo:margin-left="1.245cm" fo:margin-right="0cm" fo:margin-top="0.5cm" fo:margin-bottom="0cm" fo:text-align="start" fo:text-indent="0cm"/>
    </style:style>
    <style:style style:name="P13" style:family="paragraph">
      <style:paragraph-properties style:text-autospace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style:paragraph-properties fo:margin-left="1.245cm" fo:margin-right="0cm" fo:text-indent="0cm"/>
    </style:style>
    <style:style style:name="P18" style:family="paragraph">
      <style:paragraph-properties fo:margin-left="0cm" fo:margin-right="0cm" fo:text-indent="0cm"/>
      <style:text-properties fo:font-size="60pt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60pt" style:font-size-asian="60pt" style:font-size-complex="60pt"/>
    </style:style>
    <style:style style:name="P20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style:text-line-through-style="none" style:text-line-through-type="none" style:text-position="0% 100%" style:font-name="Liberation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text-line-through-style="none" style:text-line-through-type="none" style:text-position="0% 100%" style:font-name="Liberatio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Liberation Sans" fo:font-size="32pt" style:letter-kerning="true" style:font-name-asian="Arial Unicode MS" style:font-size-asian="32pt" style:font-name-complex="Arial Unicode MS" style:font-size-complex="32pt"/>
    </style:style>
    <style:style style:name="T8" style:family="text">
      <style:text-properties fo:color="#579d1c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Courier New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579d1c" fo:font-style="italic" style:font-style-asian="italic" style:font-style-complex="italic"/>
    </style:style>
    <style:style style:name="T14" style:family="text">
      <style:text-properties fo:color="#579d1c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style:font-name="Courier New" fo:font-size="15pt" style:font-size-asian="15pt" style:font-size-complex="15pt"/>
    </style:style>
    <style:style style:name="T18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0066cc" style:font-name="Courier New"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84d1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fo:font-variant="normal" fo:text-transform="none" style:text-outline="false" style:text-line-through-style="none" style:text-line-through-type="none" fo:font-size="12pt" fo:text-shadow="none" style:text-underline-style="none" style:letter-kerning="true" fo:background-color="transparent" style:font-size-asian="12pt" style:font-size-complex="12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80" style:text-outline="false" style:text-line-through-style="none" style:text-line-through-type="none" style:font-name="Menlo1" fo:font-size="12pt" fo:text-shadow="none" style:text-underline-style="none" fo:font-weight="bold" style:letter-kerning="true" fo:background-color="transparent" style:font-name-asian="Menlo1" style:font-size-asian="12pt" style:font-weight-asian="bold" style:font-name-complex="Menlo1" style:font-size-complex="12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80" style:text-outline="false" style:text-line-through-style="none" style:text-line-through-type="none" style:font-name="Menlo1" fo:font-size="16pt" fo:text-shadow="none" style:text-underline-style="none" fo:font-weight="bold" style:letter-kerning="true" fo:background-color="transparent" style:font-name-asian="Menlo1" style:font-size-asian="16pt" style:font-weight-asian="bold" style:font-name-complex="Menlo1" style:font-size-complex="16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Menlo1" fo:font-size="16pt" fo:text-shadow="none" style:text-underline-style="none" style:letter-kerning="true" fo:background-color="transparent" style:font-name-asian="Menlo1" style:font-size-asian="16pt" style:font-name-complex="Menlo1" style:font-size-complex="16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0999d" style:text-outline="false" style:text-line-through-style="none" style:text-line-through-type="none" style:font-name="Menlo1" fo:font-size="16pt" fo:text-shadow="none" style:text-underline-style="none" style:letter-kerning="true" fo:background-color="transparent" style:font-name-asian="Menlo1" style:font-size-asian="16pt" style:font-name-complex="Menlo1" style:font-size-complex="16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Menlo1" fo:font-size="16pt" fo:text-shadow="none" style:text-underline-style="none" fo:font-weight="bold" style:letter-kerning="true" fo:background-color="transparent" style:font-name-asian="Menlo1" style:font-size-asian="16pt" style:font-weight-asian="bold" style:font-name-complex="Menlo1" style:font-size-complex="16pt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8000" style:text-outline="false" style:text-line-through-style="none" style:text-line-through-type="none" style:font-name="Menlo1" fo:font-size="16pt" fo:text-shadow="none" style:text-underline-style="none" fo:font-weight="bold" style:letter-kerning="true" fo:background-color="transparent" style:font-name-asian="Menlo1" style:font-size-asian="16pt" style:font-weight-asian="bold" style:font-name-complex="Menlo1" style:font-size-complex="16pt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08080" style:text-outline="false" style:text-line-through-style="none" style:text-line-through-type="none" style:font-name="Menlo1" fo:font-size="16pt" fo:font-style="italic" fo:text-shadow="none" style:text-underline-style="none" style:letter-kerning="true" fo:background-color="transparent" style:font-name-asian="Menlo1" style:font-size-asian="16pt" style:font-style-asian="italic" style:font-name-complex="Menlo1" style:font-size-complex="16pt" style:font-style-complex="italic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60e7a" style:text-outline="false" style:text-line-through-style="none" style:text-line-through-type="none" style:font-name="Menlo1" fo:font-size="16pt" fo:font-style="italic" fo:text-shadow="none" style:text-underline-style="none" style:letter-kerning="true" fo:background-color="transparent" style:font-name-asian="Menlo1" style:font-size-asian="16pt" style:font-style-asian="italic" style:font-name-complex="Menlo1" style:font-size-complex="16pt" style:font-style-complex="italic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Menlo1" fo:font-size="16pt" fo:text-shadow="none" style:text-underline-style="none" fo:font-weight="normal" style:letter-kerning="true" fo:background-color="transparent" style:font-name-asian="Menlo1" style:font-size-asian="16pt" style:font-weight-asian="normal" style:font-name-complex="Menlo1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Menlo1" fo:font-size="16pt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20999d" style:text-outline="false" style:text-line-through-style="none" style:text-line-through-type="none" style:font-name="Menlo1" fo:font-size="16pt" fo:text-shadow="none" style:text-underline-style="none" fo:font-weight="bold" style:letter-kerning="true" fo:background-color="transparent" style:font-name-asian="Menlo1" style:font-size-asian="16pt" style:font-weight-asian="bold" style:font-name-complex="Menlo1" style:font-size-complex="16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Menlo1" fo:font-size="16pt" fo:font-style="italic" fo:text-shadow="none" style:text-underline-style="none" fo:font-weight="bold" style:letter-kerning="true" fo:background-color="transparent" style:font-name-asian="Menlo1" style:font-size-asian="16pt" style:font-style-asian="italic" style:font-weight-asian="bold" style:font-name-complex="Menlo1" style:font-size-complex="16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Menlo1" fo:font-size="16pt" fo:font-style="normal" fo:text-shadow="none" style:text-underline-style="none" fo:font-weight="bold" style:letter-kerning="true" fo:background-color="transparent" style:font-name-asian="Menlo1" style:font-size-asian="16pt" style:font-style-asian="normal" style:font-weight-asian="bold" style:font-name-complex="Menlo1" style:font-size-complex="1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font-name="Liberation Sans" fo:font-size="32pt" fo:font-style="italic" style:letter-kerning="true" style:font-name-asian="Arial Unicode MS" style:font-size-asian="32pt" style:font-style-asian="italic" style:font-name-complex="Arial Unicode MS" style:font-size-complex="32pt" style:font-style-complex="italic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variant="normal" fo:text-transform="none" fo:color="#000080" style:text-outline="false" style:text-line-through-style="none" style:text-line-through-type="none" style:font-name="Menlo1" fo:font-size="12pt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Menlo1" fo:font-size="12pt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808080" style:text-outline="false" style:text-line-through-style="none" style:text-line-through-type="none" style:font-name="Menlo1" fo:font-size="12pt" fo:font-style="italic" fo:text-shadow="none" style:text-underline-style="none" fo:font-weight="bold" style:letter-kerning="true" fo:background-color="transparent" style:font-name-asian="Menlo1" style:font-size-asian="12pt" style:font-style-asian="italic" style:font-weight-asian="bold" style:font-name-complex="Menlo1" style:font-size-complex="12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20999d" style:text-outline="false" style:text-line-through-style="none" style:text-line-through-type="none" style:font-name="Menlo1" fo:font-size="12pt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8000" style:text-outline="false" style:text-line-through-style="none" style:text-line-through-type="none" style:font-name="Menlo1" fo:font-size="12pt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Menlo1" fo:font-size="12pt" fo:font-style="italic" fo:text-shadow="none" style:text-underline-style="none" fo:font-weight="bold" style:letter-kerning="true" fo:background-color="transparent" style:font-name-asian="Menlo1" style:font-size-asian="12pt" style:font-style-asian="italic" style:font-weight-asian="bold" style:font-name-complex="Menlo1" style:font-size-complex="12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660e7a" style:text-outline="false" style:text-line-through-style="none" style:text-line-through-type="none" style:font-name="Menlo1" fo:font-size="12pt" fo:font-style="italic" fo:text-shadow="none" style:text-underline-style="none" fo:font-weight="bold" style:letter-kerning="true" fo:background-color="transparent" style:font-name-asian="Menlo1" style:font-size-asian="12pt" style:font-style-asian="italic" style:font-weight-asian="bold" style:font-name-complex="Menlo1" style:font-size-complex="12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Menlo1" fo:font-size="12pt" fo:font-style="normal" fo:text-shadow="none" style:text-underline-style="none" fo:font-weight="normal" style:letter-kerning="true" fo:background-color="transparent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outline="false" style:text-line-through-style="none" style:text-line-through-type="none" style:font-name="Menlo1" fo:font-size="12pt" fo:text-shadow="none" style:text-underline-style="none" fo:font-weight="normal" style:letter-kerning="true" fo:background-color="transparent" style:font-name-asian="Menlo1" style:font-size-asian="12pt" style:font-weight-asian="normal" style:font-name-complex="Menlo1" style:font-size-complex="12pt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66cc" style:text-outline="false" style:text-line-through-style="none" style:text-line-through-type="none" style:font-name="Menlo1" fo:font-size="12pt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Menlo1" fo:font-size="12pt" fo:font-style="normal" fo:text-shadow="none" style:text-underline-style="none" fo:font-weight="normal" style:letter-kerning="true" fo:background-color="transparent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579d1c" style:text-outline="false" style:text-line-through-style="none" style:text-line-through-type="none" style:font-name="Menlo1" fo:font-size="12pt" fo:font-style="italic" fo:text-shadow="none" style:text-underline-style="none" fo:font-weight="bold" style:letter-kerning="true" fo:background-color="transparent" style:font-name-asian="Menlo1" style:font-size-asian="12pt" style:font-style-asian="italic" style:font-weight-asian="bold" style:font-name-complex="Menlo1" style:font-size-complex="12pt" style:font-style-complex="italic" style:font-weight-complex="bold" style:text-emphasize="none" style:font-relief="none" style:text-overline-style="none" style:text-overline-color="font-color"/>
    </style:style>
    <style:style style:name="T55" style:family="text">
      <style:text-properties fo:font-size="60pt" style:font-size-asian="60pt" style:font-size-complex="60pt"/>
    </style:style>
    <style:style style:name="T5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Implementing a many-to-many Relationship with Slick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2"/></text:p>
            <text:p>Author: Hermann Hueck</text:p>
            <text:p/>
            <text:p><text:span text:style-name="T3">Source code and Slides available at:</text:span></text:p>
            <text:p><text:span text:style-name="T3"/></text:p>
            <text:p><text:span text:style-name="T4"><text:a xlink:href="https://github.com/hermannhueck/MusicService/tree/master/Services/MusicService-Play-Scala-Slick-NoAuth" xlink:type="simple">https://github.com/hermannhueck/MusicService/tree/master/Services/MusicService-Play-Scala-Slick-NoAuth</text:a></text:span></text:p>
            <text:p><text:span text:style-name="T3"/></text:p>
            <text:p><text:span text:style-name="T3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Who am I?</text:span></text:p>
          </draw:text-box>
        </draw:frame>
        <draw:frame presentation:style-name="pr2" draw:text-style-name="P1" draw:layer="layout" svg:width="25.199cm" svg:height="12.179cm" svg:x="1.309cm" svg:y="4.884cm" presentation:class="subtitle" presentation:user-transformed="true">
          <draw:text-box>
            <text:p><text:span text:style-name="T2"/></text:p>
            <text:p>Hermann Hueck</text:p>
            <text:p/>
            <text:p text:style-name="P2"><text:span text:style-name="T6">Software Developer – Scala, Java, Akka, Play</text:span></text:p>
            <text:p text:style-name="P2"><text:span text:style-name="T6"/></text:p>
            <text:p text:style-name="P2"><text:span text:style-name="T6"><text:a xlink:href="https://www.xing.com/profile/Hermann_Hueck" xlink:type="simple">https://www.xing.com/profile/Hermann_Hueck</text:a>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verview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3"><text:span text:style-name="T7"/></text:p>
            <text:list text:style-name="L2">
              <text:list-item>
                <text:p text:style-name="P3"><text:span text:style-name="T7">Short Intro to Slick</text:span></text:p>
              </text:list-item>
            </text:list>
            <text:list text:style-name="L3">
              <text:list-item>
                <text:p text:style-name="P4"><text:span text:style-name="T7">Many-to-many Relationship with Slick – </text:span><text:span text:style-name="T7">Example: A Music Service</text:span></text:p>
              </text:list-item>
              <text:list-item>
                <text:p text:style-name="P4"><text:span text:style-name="T7">Q &amp; 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2.218cm" svg:y="0.837cm" presentation:class="title" presentation:user-transformed="true">
          <draw:text-box>
            <text:p>Part 1: Intro to Slick</text:p>
          </draw:text-box>
        </draw:frame>
        <draw:frame presentation:style-name="pr4" draw:text-style-name="P5" draw:layer="layout" svg:width="25.199cm" svg:height="12.179cm" svg:x="1.4cm" svg:y="5.014cm" presentation:class="outline" presentation:user-transformed="true">
          <draw:text-box>
            <text:p text:style-name="P3"><text:span text:style-name="T7"/></text:p>
            <text:list text:style-name="L2">
              <text:list-item>
                <text:p text:style-name="P3"><text:span text:style-name="T7">What is Slick?</text:span></text:p>
              </text:list-item>
            </text:list>
            <text:list text:style-name="L3">
              <text:list-item>
                <text:p text:style-name="P4"><text:span text:style-name="T7">What is FRM (Functional Relational Mapping)?</text:span></text:p>
              </text:list-item>
              <text:list-item>
                <text:p text:style-name="P4"><text:span text:style-name="T7">How to execute a database action?</text:span></text:p>
              </text:list-item>
              <text:list-item>
                <text:p text:style-name="P4"><text:span text:style-name="T7">Why is it reactive?</text:span></text:p>
              </text:list-item>
              <text:list-item>
                <text:p text:style-name="P4"><text:span text:style-name="T7">Short Reminder of Scala Futures</text:span></text:p>
              </text:list-item>
              <text:list-item>
                <text:p text:style-name="P4"><text:span text:style-name="T7">Simple Slick Example (Activator Template: </text:span><text:span text:style-name="T7">hello-slick-3.1)</text:span></text:p>
              </text:list-item>
              <text:list-item>
                <text:p text:style-name="P4"><text:span text:style-name="T7">Table Definitions without and with Case Class </text:span><text:span text:style-name="T7">Mapp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Slic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>The Slick manual says:</text:p>
            <text:p>Slick (“Scala Language-Integrated Connection Kit”) is Typesafe‘s Functional Relational Mapping (FRM) library for Scala that makes it easy to work with relational databases. It allows you to work with stored data almost <text:span text:style-name="T8">as if you were using </text:span><text:span text:style-name="T8">Scala collections</text:span> while at the same time giving you full control over when a database access happens and which data is transferred. You can also <text:span text:style-name="T8">use SQL directly</text:span>. Execution of database actions is done <text:span text:style-name="T8">asynchronous</text:span>ly, making Slick a perfect fit for your reactive applications based on Play and Akka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RM?</text:p>
          </draw:text-box>
        </draw:frame>
        <draw:frame presentation:style-name="pr4" draw:layer="layout" svg:width="25.199cm" svg:height="12.179cm" svg:x="2.642cm" svg:y="4.247cm" presentation:class="outline" presentation:user-transformed="true">
          <draw:text-box>
            <text:p/>
            <text:list text:style-name="L2">
              <text:list-item>
                <text:p>FRM = Functional Relational Mapping (opposed to ORM)</text:p>
              </text:list-item>
              <text:list-item>
                <text:p>Slick allows you to process persistent relational data stored in DB tables the same (functional) way as you do with in-memory data, i.e. Scala collections.</text:p>
              </text:list-item>
              <text:list-item>
                <text:p><text:span text:style-name="T9">Table Queries are monads.</text:span></text:p>
              </text:list-item>
              <text:list-item>
                <text:p><text:span text:style-name="T9">Table Queries are pre-optimized.</text:span></text:p>
              </text:list-item>
              <text:list-item>
                <text:p><text:span text:style-name="T9">Table Queries are type-safe.</text:span></text:p>
              </text:list-item>
              <text:list-item>
                <text:p><text:span text:style-name="T9">The Scala compiler complains, if you specify </text:span><text:span text:style-name="T9">your table query incorrect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0">TableQuery</text:span> s are Monads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1"/></text:p>
            <text:list text:style-name="L2">
              <text:list-item>
                <text:p><text:span text:style-name="T11">filter()</text:span> for the selection of data</text:p>
              </text:list-item>
              <text:list-item>
                <text:p><text:span text:style-name="T11">map()</text:span> for the projection</text:p>
              </text:list-item>
              <text:list-item>
                <text:p><text:span text:style-name="T11">flatMap()</text:span> to pass the output of your 1st DB operation as input to the 2nd DB operation.</text:p>
              </text:list-item>
              <text:list-item>
                <text:p><text:span text:style-name="T9">With the provision of these three monadical </text:span><text:span text:style-name="T9">functions </text:span><text:span text:style-name="T10">TableQuery</text:span><text:span text:style-name="T9"> s are monads.</text:span></text:p>
              </text:list-item>
              <text:list-item>
                <text:p><text:span text:style-name="T9">Hence you can also use the syntactic sugar of </text:span><text:span text:style-name="T11">for-comprehensions</text:span><text:span text:style-name="T9">.</text:span></text:p>
              </text:list-item>
              <text:list-item>
                <text:p><text:span text:style-name="T9">There is more. E.g. the </text:span><text:span text:style-name="T11">sortBy()</text:span><text:span text:style-name="T9"> function allows </text:span><text:span text:style-name="T9">you to define the sort order of your query resul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execute a Slick DB Action?</text:p>
          </draw:text-box>
        </draw:frame>
        <draw:frame presentation:style-name="pr4" draw:layer="layout" svg:width="25.199cm" svg:height="12.179cm" svg:x="1.369cm" svg:y="4.914cm" presentation:class="outline" presentation:user-transformed="true">
          <draw:text-box>
            <text:p/>
            <text:list text:style-name="L2">
              <text:list-item>
                <text:p>Define a TableQuery</text:p>
              </text:list-item>
            </text:list>
            <text:p><text:span text:style-name="T12"><text:s text:c="5"/></text:span><text:span text:style-name="T12">val query: Query[…] = TableQuery(…)… </text:span></text:p>
            <text:list text:continue-numbering="true" text:style-name="L2">
              <text:list-item>
                <text:p>For this TableQuery, define a database action which might be a query, insert, bulk insert, update or a delete action or even a DDL action.</text:p>
              </text:list-item>
            </text:list>
            <text:p><text:span text:style-name="T12"><text:s text:c="5"/></text:span><text:span text:style-name="T12">val dbAction: DBIO[…] = query += record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7"/></text:span><text:span text:style-name="T12"><text:tab/></text:span><text:span text:style-name="T12"> </text:span><text:span text:style-name="T12"><text:s text:c="14"/>// insert</text:span></text:p>
            <text:p><text:span text:style-name="T12"><text:s text:c="5"/></text:span><text:span text:style-name="T12">val dbAction: DBIO[…] = query ++= Seq(row0, row1, …, rowN) <text:s/></text:span><text:span text:style-name="T12"><text:tab/></text:span><text:span text:style-name="T12"> <text:s/>// </text:span><text:span text:style-name="T12">bulk insert</text:span></text:p>
            <text:p><text:span text:style-name="T12"><text:s text:c="5"/></text:span><text:span text:style-name="T12">val dbAction: DBIO[…] = query.update(valuesToUpdate)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<text:s text:c="5"/>// update</text:span></text:p>
            <text:p><text:span text:style-name="T12"><text:s text:c="5"/></text:span><text:span text:style-name="T12">val dbAction: DBIO[…] = query.delet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<text:s text:c="22"/>// delete</text:span></text:p>
            <text:p><text:span text:style-name="T12"><text:s text:c="5"/></text:span><text:span text:style-name="T12">val dbAction: DBIO[…] = query.result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<text:s text:c="22"/>// insert</text:span></text:p>
            <text:list text:continue-numbering="true" text:style-name="L2">
              <text:list-item>
                <text:p>Run the database action by calling <text:span text:style-name="T10">db.run(dbAction)</text:span>. <text:span text:style-name="T10">db.run</text:span> never returns the <text:span text:style-name="T10">Result</text:span>. You always get a <text:span text:style-name="T13">Future</text:span><text:span text:style-name="T10">[Result]</text:span>.</text:p>
              </text:list-item>
            </text:list>
            <text:p><text:span text:style-name="T12"><text:s text:c="5"/></text:span><text:span text:style-name="T12">val dbAction: DBIO[…] = TableQuery(…).result</text:span></text:p>
            <text:p><text:span text:style-name="T12"><text:s text:c="5"/></text:span><text:span text:style-name="T12">val future: Future[…] = db.run(dbAction)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is Slick reactive?</text:p>
          </draw:text-box>
        </draw:frame>
        <draw:frame presentation:style-name="pr4" draw:layer="layout" svg:width="25.199cm" svg:height="12.179cm" svg:x="1.369cm" svg:y="4.914cm" presentation:class="outline" presentation:user-transformed="true">
          <draw:text-box>
            <text:p text:style-name="P7"/>
            <text:list text:style-name="L2">
              <text:list-item>
                <text:p>It is <text:span text:style-name="T14">asynchronous</text:span> and <text:span text:style-name="T14">non-blocking</text:span>.</text:p>
              </text:list-item>
              <text:list-item>
                <text:p>It provides its <text:span text:style-name="T14">own</text:span> configurable <text:span text:style-name="T14">thread pool</text:span>.</text:p>
              </text:list-item>
              <text:list-item>
                <text:p>If you run a database action you never get the <text:span text:style-name="T10">Result</text:span> directly. You always get a <text:span text:style-name="T13">Future</text:span><text:span text:style-name="T10">[Result]</text:span>.</text:p>
              </text:list-item>
            </text:list>
            <text:p><text:span text:style-name="T12"><text:s text:c="5"/></text:span><text:span text:style-name="T12">val dbAction: DBIOAction[Seq[String]] = TableQuery(…).result</text:span></text:p>
            <text:p><text:span text:style-name="T12"><text:s text:c="5"/></text:span><text:span text:style-name="T12">val future: Future[Seq[String]] = db.run( dbAction )</text:span></text:p>
            <text:list text:continue-numbering="true" text:style-name="L2">
              <text:list-item>
                <text:p>Slick supports <text:span text:style-name="T14">Reactive Streams</text:span>. Hence it can easily be used together with Akka-Streams (which is not subject of this talk).</text:p>
              </text:list-item>
            </text:list>
            <text:p><text:span text:style-name="T12"><text:s text:c="5"/></text:span><text:span text:style-name="T12">val dbAction: StreamingDBIO[Seq[String]] = TableQuery(…).result</text:span></text:p>
            <text:p><text:span text:style-name="T12"><text:s text:c="5"/></text:span><text:span text:style-name="T12">val publisher: DatabasePublisher[String] = db.stream( dbAction )</text:span></text:p>
            <text:p><text:span text:style-name="T12"><text:s text:c="5"/></text:span><text:span text:style-name="T12">val source: Source = Source.fromPublisher( publisher )</text:span></text:p>
            <text:p><text:span text:style-name="T12"><text:s text:c="5"/></text:span><text:span text:style-name="T12">// Now use the Source to construct a RunnableGraph. Then run the </text:span><text:span text:style-name="T12">grap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1.2cm" presentation:class="title" presentation:user-transformed="true">
          <draw:text-box>
            <text:p>Short Reminder of Scala Futures</text:p>
          </draw:text-box>
        </draw:frame>
        <draw:frame presentation:style-name="pr2" draw:text-style-name="P9" draw:layer="layout" svg:width="25.199cm" svg:height="12.179cm" svg:x="1.485cm" svg:y="5.341cm" presentation:class="subtitle" presentation:user-transformed="true">
          <draw:text-box>
            <text:p text:style-name="P8"/>
            <text:p text:style-name="P8"><text:span text:style-name="T15">In Slick every database access returns a Future.</text:span></text:p>
            <text:p text:style-name="P8"><text:span text:style-name="T15"/></text:p>
            <text:p text:style-name="P8"><text:span text:style-name="T15">How can one async (DB) function process the result of another async </text:span><text:span text:style-name="T15">(DB) function?</text:span></text:p>
            <text:p text:style-name="P8"><text:span text:style-name="T15"/></text:p>
            <text:p text:style-name="P8"><text:span text:style-name="T15">This scenario happens very often when querying and manipulating </text:span><text:span text:style-name="T15">database records.</text:span></text:p>
            <text:p text:style-name="P8"><text:span text:style-name="T15"/></text:p>
            <text:p text:style-name="P8"><text:span text:style-name="T15">A very informative and understandable blog on Futures can be found </text:span><text:span text:style-name="T15">here:</text:span></text:p>
            <text:p text:style-name="P8"><text:span text:style-name="T15"><text:a xlink:href="http://danielwestheide.com/blog/2013/01/09/the-neophytes-guide-to-scala-part-8-welcome-to-the-future.html" xlink:type="simple">http://danielwestheide.com/blog/2013/01/09/the-neophytes-guide-to-scala-part-8-welcome-to-the-future.htm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5.199cm" svg:height="5.209cm" svg:x="1.369cm" svg:y="0.756cm" presentation:class="title" presentation:user-transformed="true">
          <draw:text-box>
            <text:p><text:span text:style-name="T2">How to process the Result of an Async Function by another Async Func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/>
            <text:p><text:span text:style-name="T6">Using </text:span><text:span text:style-name="T16">Future.flatMap</text:span><text:span text:style-name="T6">:</text:span></text:p>
            <text:p><text:span text:style-name="T6"/></text:p>
            <text:p text:style-name="P11"><text:span text:style-name="T17">def doAAsync(input: String): Future[A] = Future { val a = f(input); a }</text:span></text:p>
            <text:p text:style-name="P11"><text:span text:style-name="T17">def doBAsync(a: A): Future[B] = Future { val b = g(a); b }</text:span></text:p>
            <text:p text:style-name="P11"><text:span text:style-name="T17">val input = “some input“</text:span></text:p>
            <text:p text:style-name="P11"><text:span text:style-name="T17">val futureA: Future[A] = doAAsync(input)</text:span></text:p>
            <text:p text:style-name="P11"><text:span text:style-name="T17">val futureB: Future[B] = </text:span><text:span text:style-name="T18">futureA </text:span><text:span text:style-name="T19">flatMap</text:span><text:span text:style-name="T18"> { a =&gt; doBAsync(a) }</text:span></text:p>
            <text:p text:style-name="P11"><text:span text:style-name="T17">futureB.foreach { b =&gt; println(b) }</text:span></text:p>
            <text:p text:style-name="P11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ync Function processing the Result of another Async Function</text:p>
          </draw:text-box>
        </draw:frame>
        <draw:frame presentation:style-name="pr4" draw:layer="layout" svg:width="25.199cm" svg:height="12.179cm" svg:x="1.4cm" svg:y="4.975cm" presentation:class="outline" presentation:user-transformed="true">
          <draw:text-box>
            <text:p/>
            <text:p><text:span text:style-name="T6">Using a </text:span><text:span text:style-name="T20">for-comprehension</text:span><text:span text:style-name="T6">:</text:span></text:p>
            <text:p><text:span text:style-name="T6"/></text:p>
            <text:p text:style-name="P12"><text:span text:style-name="T21">def doAAsync(input: String): Future[A] = Future { val a = </text:span><text:span text:style-name="T21">f(input); a }</text:span></text:p>
            <text:p text:style-name="P12"><text:span text:style-name="T21">def doBAsync(a: A): Future[B] = Future { val b = g(a); b }</text:span></text:p>
            <text:p text:style-name="P12"><text:span text:style-name="T21">val input = “some input“</text:span></text:p>
            <text:p text:style-name="P12"><text:span text:style-name="T21">val futureB: Future[B] = </text:span><text:span text:style-name="T22">for</text:span><text:span text:style-name="T23"> {</text:span></text:p>
            <text:p text:style-name="P12"><text:span text:style-name="T23"><text:s text:c="4"/></text:span><text:span text:style-name="T23">a &lt;- doAAsync(input)</text:span></text:p>
            <text:p text:style-name="P12"><text:span text:style-name="T23"><text:s text:c="4"/></text:span><text:span text:style-name="T23">b &lt;- doBAsync(a)</text:span></text:p>
            <text:p text:style-name="P12"><text:span text:style-name="T23">} </text:span><text:span text:style-name="T22">yield</text:span><text:span text:style-name="T23"> b</text:span></text:p>
            <text:p text:style-name="P12"><text:span text:style-name="T21">futureB.foreach { b =&gt; println(b) }</text:span></text:p>
            <text:p text:style-name="P7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imple Slick Example</text:p>
          </draw:text-box>
        </draw:frame>
        <draw:frame presentation:style-name="pr2" draw:text-style-name="P9" draw:layer="layout" svg:width="25.199cm" svg:height="12.179cm" svg:x="1.4cm" svg:y="4.914cm" presentation:class="subtitle">
          <draw:text-box>
            <text:p text:style-name="P8">Activator Template: <text:span text:style-name="T11">hello-slick-3.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Definition with a Tu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3"><text:span text:style-name="T25"><text:line-break/></text:span><text:span text:style-name="T25"/></text:p>
            <text:p text:style-name="P13"><text:span text:style-name="T26"/></text:p>
            <text:p text:style-name="P13"><text:span text:style-name="T27">class </text:span><text:span text:style-name="T28">Users(tag: </text:span><text:span text:style-name="T29">Tag</text:span><text:span text:style-name="T28">) </text:span><text:span text:style-name="T27">extends </text:span><text:span text:style-name="T28">Table[</text:span><text:span text:style-name="T30">(String, Option[Int])</text:span><text:span text:style-name="T28">](tag, </text:span><text:span text:style-name="T31">"USERS"</text:span><text:span text:style-name="T28">) {</text:span></text:p>
            <text:p text:style-name="P13"><text:span text:style-name="T28"><text:line-break/></text:span><text:span text:style-name="T28"> <text:s/></text:span><text:span text:style-name="T32">// Auto Increment the id primary key column</text:span><text:span text:style-name="T32"><text:line-break/></text:span><text:span text:style-name="T32"> <text:s/></text:span><text:span text:style-name="T27">def </text:span><text:span text:style-name="T28">id = column[Int](</text:span><text:span text:style-name="T31">"ID"</text:span><text:span text:style-name="T28">, </text:span><text:span text:style-name="T33">O</text:span><text:span text:style-name="T28">.</text:span><text:span text:style-name="T33">PrimaryKey</text:span><text:span text:style-name="T28">, </text:span><text:span text:style-name="T33">O</text:span><text:span text:style-name="T28">.</text:span><text:span text:style-name="T33">AutoInc</text:span><text:span text:style-name="T28">)</text:span></text:p>
            <text:p text:style-name="P13"><text:span text:style-name="T28"><text:line-break/></text:span><text:span text:style-name="T28"> <text:s/></text:span><text:span text:style-name="T32">// The name can't be null</text:span><text:span text:style-name="T32"><text:line-break/></text:span><text:span text:style-name="T32"> <text:s/></text:span><text:span text:style-name="T27">def </text:span><text:span text:style-name="T28">name = column[</text:span><text:span text:style-name="T29">String</text:span><text:span text:style-name="T28">](</text:span><text:span text:style-name="T31">"NAME"</text:span><text:span text:style-name="T28">, </text:span><text:span text:style-name="T33">O</text:span><text:span text:style-name="T28">.</text:span><text:span text:style-name="T33">NotNull</text:span><text:span text:style-name="T28">)</text:span></text:p>
            <text:p text:style-name="P13"><text:span text:style-name="T28"><text:line-break/></text:span><text:span text:style-name="T28"> <text:s/></text:span><text:span text:style-name="T32">// the * projection (e.g. select * ...)</text:span><text:span text:style-name="T32"><text:line-break/></text:span><text:span text:style-name="T32"> <text:s/></text:span><text:span text:style-name="T27">def </text:span><text:span text:style-name="T34">* = (name, id.?)</text:span><text:span text:style-name="T35"><text:line-break/></text:span><text:span text:style-name="T35">}</text:span><text:span text:style-name="T35"><text:line-break/></text:span><text:span text:style-name="T35"/></text:p>
          </draw:text-box>
        </draw:frame>
        <draw:frame draw:style-name="gr2" draw:text-style-name="P14" draw:layer="layout" svg:width="2.2cm" svg:height="0.962cm" svg:x="13cm" svg:y="5.6cm">
          <draw:text-box>
            <text:p>Tuple</text:p>
          </draw:text-box>
        </draw:frame>
        <draw:line draw:style-name="gr3" draw:text-style-name="P15" draw:layer="layout" svg:x1="14.2cm" svg:y1="6.4cm" svg:x2="16.4cm" svg:y2="7.4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Definition with Case Class Mapping</text:p>
          </draw:text-box>
        </draw:frame>
        <draw:frame presentation:style-name="pr4" draw:layer="layout" svg:width="25.199cm" svg:height="12.179cm" svg:x="1.46cm" svg:y="4.914cm" presentation:class="outline" presentation:user-transformed="true">
          <draw:text-box>
            <text:p text:style-name="P13"><text:span text:style-name="T25"><text:line-break/></text:span><text:span text:style-name="T25"/></text:p>
            <text:p text:style-name="P13"><text:span text:style-name="T26"/></text:p>
            <text:p text:style-name="P13"><text:span text:style-name="T27">case class </text:span><text:span text:style-name="T30">User(name: </text:span><text:span text:style-name="T36">String</text:span><text:span text:style-name="T30">, id: Option[Int] = None)</text:span><text:span text:style-name="T28"><text:line-break/></text:span><text:span text:style-name="T28"/></text:p>
            <text:p text:style-name="P13"><text:span text:style-name="T28"><text:line-break/></text:span><text:span text:style-name="T27">class </text:span><text:span text:style-name="T28">Users(tag: </text:span><text:span text:style-name="T29">Tag</text:span><text:span text:style-name="T28">) </text:span><text:span text:style-name="T27">extends </text:span><text:span text:style-name="T28">Table[</text:span><text:span text:style-name="T30">User</text:span><text:span text:style-name="T28">](tag, </text:span><text:span text:style-name="T31">"USERS"</text:span><text:span text:style-name="T28">) {</text:span></text:p>
            <text:p text:style-name="P13"><text:span text:style-name="T28"><text:line-break/></text:span><text:span text:style-name="T28"> <text:s/></text:span><text:span text:style-name="T32">// Auto Increment the id primary key column</text:span><text:span text:style-name="T32"><text:line-break/></text:span><text:span text:style-name="T32"> <text:s/></text:span><text:span text:style-name="T27">def </text:span><text:span text:style-name="T28">id = column[Int](</text:span><text:span text:style-name="T31">"ID"</text:span><text:span text:style-name="T28">, </text:span><text:span text:style-name="T33">O</text:span><text:span text:style-name="T28">.</text:span><text:span text:style-name="T33">PrimaryKey</text:span><text:span text:style-name="T28">, </text:span><text:span text:style-name="T33">O</text:span><text:span text:style-name="T28">.</text:span><text:span text:style-name="T33">AutoInc</text:span><text:span text:style-name="T28">)</text:span></text:p>
            <text:p text:style-name="P13"><text:span text:style-name="T28"><text:line-break/></text:span><text:span text:style-name="T28"> <text:s/></text:span><text:span text:style-name="T32">// The name can't be null</text:span><text:span text:style-name="T32"><text:line-break/></text:span><text:span text:style-name="T32"> <text:s/></text:span><text:span text:style-name="T27">def </text:span><text:span text:style-name="T28">name = column[</text:span><text:span text:style-name="T29">String</text:span><text:span text:style-name="T28">](</text:span><text:span text:style-name="T31">"NAME"</text:span><text:span text:style-name="T28">, </text:span><text:span text:style-name="T33">O</text:span><text:span text:style-name="T28">.</text:span><text:span text:style-name="T33">NotNull</text:span><text:span text:style-name="T28">)</text:span></text:p>
            <text:p text:style-name="P13"><text:span text:style-name="T28"><text:line-break/></text:span><text:span text:style-name="T28"> <text:s/></text:span><text:span text:style-name="T32">// the * projection (e.g. select * ...) auto-transforms the tupled</text:span><text:span text:style-name="T32"><text:line-break/></text:span><text:span text:style-name="T32"> <text:s/>// column values to / from a User</text:span><text:span text:style-name="T32"><text:line-break/></text:span><text:span text:style-name="T32"> <text:s/></text:span><text:span text:style-name="T27">def </text:span><text:span text:style-name="T34">* = (name, id.?) </text:span><text:span text:style-name="T30">&lt;&gt; (User.tupled, User.</text:span><text:span text:style-name="T37">unapply</text:span><text:span text:style-name="T38">)</text:span><text:span text:style-name="T35"><text:line-break/></text:span><text:span text:style-name="T35">}</text:span><text:span text:style-name="T35"><text:line-break/></text:span><text:span text:style-name="T35"/></text:p>
          </draw:text-box>
        </draw:frame>
        <draw:line draw:style-name="gr3" draw:text-style-name="P15" draw:layer="layout" svg:x1="5cm" svg:y1="7.4cm" svg:x2="11.8cm" svg:y2="9cm">
          <text:p/>
        </draw:line>
        <draw:frame draw:style-name="gr4" draw:text-style-name="P16" draw:layer="layout" svg:width="4.536cm" svg:height="0.806cm" svg:x="6.4cm" svg:y="17.4cm">
          <draw:text-box>
            <text:p><text:span text:style-name="T4">Map Tuple to User</text:span></text:p>
          </draw:text-box>
        </draw:frame>
        <draw:frame draw:style-name="gr4" draw:text-style-name="P16" draw:layer="layout" svg:width="4.536cm" svg:height="0.806cm" svg:x="12.6cm" svg:y="17.4cm">
          <draw:text-box>
            <text:p><text:span text:style-name="T4">Map User to Tuple</text:span></text:p>
          </draw:text-box>
        </draw:frame>
        <draw:line draw:style-name="gr3" draw:text-style-name="P15" draw:layer="layout" svg:x1="8.6cm" svg:y1="17.4cm" svg:x2="10cm" svg:y2="16cm">
          <text:p/>
        </draw:line>
        <draw:line draw:style-name="gr3" draw:text-style-name="P15" draw:layer="layout" svg:x1="14.6cm" svg:y1="17.4cm" svg:x2="14cm" svg:y2="16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Many-to-many with Slick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3"><text:span text:style-name="T7"/></text:p>
            <text:list text:style-name="L2">
              <text:list-item>
                <text:p text:style-name="P3"><text:span text:style-name="T7">The Demo App: </text:span><text:span text:style-name="T39">MusicService</text:span></text:p>
              </text:list-item>
            </text:list>
            <text:list text:style-name="L3">
              <text:list-item>
                <text:p text:style-name="P4"><text:span text:style-name="T7">Many-to-many Relationship (DB Schema)</text:span></text:p>
              </text:list-item>
              <text:list-item>
                <text:p text:style-name="P4"><text:span text:style-name="T7">Web Application Demo</text:span></text:p>
              </text:list-item>
              <text:list-item>
                <text:p text:style-name="P4"><text:span text:style-name="T7">Many-to-many in Slick Table Definitions</text:span></text:p>
              </text:list-item>
              <text:list-item>
                <text:p text:style-name="P4"><text:span text:style-name="T7">Ensuring Referential Integrity</text:span></text:p>
              </text:list-item>
              <text:list-item>
                <text:p text:style-name="P4"><text:span text:style-name="T7">Adding and Deleting Relationships</text:span></text:p>
              </text:list-item>
              <text:list-item>
                <text:p text:style-name="P4"><text:span text:style-name="T7">Traversing the many-to-many Relationship in </text:span><text:span text:style-name="T7">Quer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mo App: <text:span text:style-name="T10">MusicService</text:span></text:p>
          </draw:text-box>
        </draw:frame>
        <draw:frame presentation:style-name="pr4" draw:layer="layout" svg:width="25.199cm" svg:height="12.179cm" svg:x="1.552cm" svg:y="5.005cm" presentation:class="outline" presentation:user-transformed="true">
          <draw:text-box>
            <text:p/>
            <text:list text:style-name="L2">
              <text:list-item>
                <text:p>The MusicService manages Music <text:span text:style-name="T11">Recording</text:span><text:span text:style-name="T40">s</text:span> and <text:span text:style-name="T11">Performer</text:span><text:span text:style-name="T40">s</text:span>.</text:p>
              </text:list-item>
              <text:list-item>
                <text:p>A Recording is <text:span text:style-name="T11">performedBy</text:span> many (0 … n) Performers.</text:p>
              </text:list-item>
              <text:list-item>
                <text:p>A Performer is <text:span text:style-name="T11">performingIn</text:span> many (0 … n) Recording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y-to-many in the DB Schema</text:p>
          </draw:text-box>
        </draw:frame>
        <draw:frame draw:style-name="standard" draw:layer="layout" svg:width="9.465cm" svg:height="4.851cm" svg:x="16.249cm" svg:y="11.64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1">ID</text:span></text:p>
              </table:table-cell>
              <table:table-cell>
                <text:p><text:span text:style-name="T41">NAME</text:span></text:p>
              </table:table-cell>
              <table:table-cell>
                <text:p><text:span text:style-name="T41">PERFORMER_TYPE</text:span></text:p>
              </table:table-cell>
            </table:table-row>
            <table:table-row table:style-name="ro1" table:default-cell-style-name="ce2">
              <table:table-cell>
                <text:p><text:span text:style-name="T42">1</text:span></text:p>
              </table:table-cell>
              <table:table-cell>
                <text:p><text:span text:style-name="T42">Arthur Rubinstein</text:span></text:p>
              </table:table-cell>
              <table:table-cell>
                <text:p><text:span text:style-name="T42">Soloist</text:span></text:p>
              </table:table-cell>
            </table:table-row>
            <table:table-row table:style-name="ro1" table:default-cell-style-name="ce2">
              <table:table-cell>
                <text:p><text:span text:style-name="T42">2</text:span></text:p>
              </table:table-cell>
              <table:table-cell>
                <text:p><text:span text:style-name="T42">London Phil. Orch.</text:span></text:p>
              </table:table-cell>
              <table:table-cell>
                <text:p><text:span text:style-name="T42">Ensemble</text:span></text:p>
              </table:table-cell>
            </table:table-row>
            <table:table-row table:style-name="ro1" table:default-cell-style-name="ce2">
              <table:table-cell>
                <text:p><text:span text:style-name="T42">3</text:span></text:p>
              </table:table-cell>
              <table:table-cell>
                <text:p><text:span text:style-name="T42">Herbert von Karajan</text:span></text:p>
              </table:table-cell>
              <table:table-cell>
                <text:p><text:span text:style-name="T42">Conductor</text:span></text:p>
              </table:table-cell>
            </table:table-row>
            <table:table-row table:style-name="ro1" table:default-cell-style-name="ce2">
              <table:table-cell>
                <text:p><text:span text:style-name="T42">4</text:span></text:p>
              </table:table-cell>
              <table:table-cell>
                <text:p><text:span text:style-name="T42">Christopher Park</text:span></text:p>
              </table:table-cell>
              <table:table-cell>
                <text:p><text:span text:style-name="T42">Soloist</text:span></text:p>
              </table:table-cell>
            </table:table-row>
            <table:table-row table:style-name="ro2" table:default-cell-style-name="ce3">
              <table:table-cell>
                <text:p>...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14" draw:layer="layout" svg:width="5.2cm" svg:height="0.962cm" svg:x="18.2cm" svg:y="17.338cm">
          <draw:text-box>
            <text:p>PERFORMERS</text:p>
          </draw:text-box>
        </draw:frame>
        <draw:frame draw:style-name="standard" draw:layer="layout" svg:width="14.098cm" svg:height="4.966cm" svg:x="1.174cm" svg:y="11.57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>
                <text:p><text:span text:style-name="T41">ID</text:span></text:p>
              </table:table-cell>
              <table:table-cell>
                <text:p><text:span text:style-name="T41">TITLE</text:span></text:p>
              </table:table-cell>
              <table:table-cell>
                <text:p><text:span text:style-name="T41">COMPOSER</text:span></text:p>
              </table:table-cell>
              <table:table-cell>
                <text:p><text:span text:style-name="T41">YEAR</text:span></text:p>
              </table:table-cell>
            </table:table-row>
            <table:table-row table:style-name="ro3" table:default-cell-style-name="ce2">
              <table:table-cell>
                <text:p><text:span text:style-name="T42">1</text:span></text:p>
              </table:table-cell>
              <table:table-cell>
                <text:p><text:span text:style-name="T42">Beethoven's Symphony No. 5</text:span></text:p>
              </table:table-cell>
              <table:table-cell>
                <text:p><text:span text:style-name="T42">Ludwig v. Beethoven</text:span></text:p>
              </table:table-cell>
              <table:table-cell>
                <text:p><text:span text:style-name="T42">2005</text:span></text:p>
              </table:table-cell>
            </table:table-row>
            <table:table-row table:style-name="ro3" table:default-cell-style-name="ce2">
              <table:table-cell>
                <text:p><text:span text:style-name="T42">2</text:span></text:p>
              </table:table-cell>
              <table:table-cell>
                <text:p><text:span text:style-name="T42">Forellenquintett</text:span></text:p>
              </table:table-cell>
              <table:table-cell>
                <text:p><text:span text:style-name="T42">Franz Schubert</text:span></text:p>
              </table:table-cell>
              <table:table-cell>
                <text:p><text:span text:style-name="T42">2006</text:span></text:p>
              </table:table-cell>
            </table:table-row>
            <table:table-row table:style-name="ro3" table:default-cell-style-name="ce2">
              <table:table-cell>
                <text:p><text:span text:style-name="T42">3</text:span></text:p>
              </table:table-cell>
              <table:table-cell>
                <text:p><text:span text:style-name="T42">Eine kleine Nachtmusik</text:span></text:p>
              </table:table-cell>
              <table:table-cell>
                <text:p><text:span text:style-name="T42">Wolfgang Amadeus Mozart</text:span></text:p>
              </table:table-cell>
              <table:table-cell>
                <text:p><text:span text:style-name="T42">2005</text:span></text:p>
              </table:table-cell>
            </table:table-row>
            <table:table-row table:style-name="ro3" table:default-cell-style-name="ce2">
              <table:table-cell>
                <text:p><text:span text:style-name="T42">4</text:span></text:p>
              </table:table-cell>
              <table:table-cell>
                <text:p><text:span text:style-name="T42">Entführung aus dem Serail</text:span></text:p>
              </table:table-cell>
              <table:table-cell>
                <text:p><text:span text:style-name="T42">Wolfgang Amadeus Mozart</text:span></text:p>
              </table:table-cell>
              <table:table-cell>
                <text:p><text:span text:style-name="T42">2008</text:span></text:p>
              </table:table-cell>
            </table:table-row>
            <table:table-row table:style-name="ro4" table:default-cell-style-name="ce2">
              <table:table-cell>
                <text:p><text:span text:style-name="T42">...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14" draw:layer="layout" svg:width="5.2cm" svg:height="0.962cm" svg:x="4.9cm" svg:y="17.238cm">
          <draw:text-box>
            <text:p>RECORDINGS</text:p>
          </draw:text-box>
        </draw:frame>
        <draw:frame draw:style-name="standard" draw:layer="layout" svg:width="6.137cm" svg:height="4.766cm" svg:x="9.9cm" svg:y="5.433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5" table:default-cell-style-name="ce1">
              <table:table-cell>
                <text:p><text:span text:style-name="T41">REC_ID</text:span></text:p>
              </table:table-cell>
              <table:table-cell>
                <text:p><text:span text:style-name="T41">PER_ID</text:span></text:p>
              </table:table-cell>
            </table:table-row>
            <table:table-row table:style-name="ro5" table:default-cell-style-name="ce2">
              <table:table-cell>
                <text:p><text:span text:style-name="T42">1</text:span></text:p>
              </table:table-cell>
              <table:table-cell>
                <text:p><text:span text:style-name="T42">1</text:span></text:p>
              </table:table-cell>
            </table:table-row>
            <table:table-row table:style-name="ro5" table:default-cell-style-name="ce2">
              <table:table-cell>
                <text:p><text:span text:style-name="T42">1</text:span></text:p>
              </table:table-cell>
              <table:table-cell>
                <text:p><text:span text:style-name="T42">2</text:span></text:p>
              </table:table-cell>
            </table:table-row>
            <table:table-row table:style-name="ro5" table:default-cell-style-name="ce2">
              <table:table-cell>
                <text:p><text:span text:style-name="T42">1</text:span></text:p>
              </table:table-cell>
              <table:table-cell>
                <text:p><text:span text:style-name="T42">3</text:span></text:p>
              </table:table-cell>
            </table:table-row>
            <table:table-row table:style-name="ro5" table:default-cell-style-name="ce2">
              <table:table-cell>
                <text:p><text:span text:style-name="T42">3</text:span></text:p>
              </table:table-cell>
              <table:table-cell>
                <text:p><text:span text:style-name="T42">1</text:span></text:p>
              </table:table-cell>
            </table:table-row>
            <table:table-row table:style-name="ro6" table:default-cell-style-name="ce2">
              <table:table-cell>
                <text:p><text:span text:style-name="T42">...</text:span></text:p>
              </table:table-cell>
              <table:table-cell>
                <text:p><text:span text:style-name="T42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14" draw:layer="layout" svg:width="9.879cm" svg:height="0.962cm" svg:x="16.8cm" svg:y="5.438cm">
          <draw:text-box>
            <text:p>RECORDINGS_PERFORMERS</text:p>
          </draw:text-box>
        </draw:frame>
        <draw:line draw:style-name="gr5" draw:text-style-name="P15" draw:layer="layout" svg:x1="11.4cm" svg:y1="6.6cm" svg:x2="2cm" svg:y2="12.8cm">
          <text:p/>
        </draw:line>
        <draw:line draw:style-name="gr5" draw:text-style-name="P15" draw:layer="layout" svg:x1="11.4cm" svg:y1="7.4cm" svg:x2="2cm" svg:y2="12.8cm">
          <text:p/>
        </draw:line>
        <draw:line draw:style-name="gr5" draw:text-style-name="P15" draw:layer="layout" svg:x1="11.4cm" svg:y1="8.2cm" svg:x2="2.091cm" svg:y2="12.776cm">
          <text:p/>
        </draw:line>
        <draw:line draw:style-name="gr5" draw:text-style-name="P15" draw:layer="layout" svg:x1="11.4cm" svg:y1="9cm" svg:x2="2cm" svg:y2="14.6cm">
          <text:p/>
        </draw:line>
        <draw:line draw:style-name="gr5" draw:text-style-name="P15" draw:layer="layout" svg:x1="14.4cm" svg:y1="9cm" svg:x2="17cm" svg:y2="12.8cm">
          <text:p/>
        </draw:line>
        <draw:line draw:style-name="gr5" draw:text-style-name="P15" draw:layer="layout" svg:x1="14.2cm" svg:y1="8.2cm" svg:x2="17cm" svg:y2="14.4cm">
          <text:p/>
        </draw:line>
        <draw:line draw:style-name="gr5" draw:text-style-name="P15" draw:layer="layout" svg:x1="14.2cm" svg:y1="7.4cm" svg:x2="17cm" svg:y2="13.6cm">
          <text:p/>
        </draw:line>
        <draw:line draw:style-name="gr5" draw:text-style-name="P15" draw:layer="layout" svg:x1="14.2cm" svg:y1="6.6cm" svg:x2="17cm" svg:y2="12.8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 Application Demo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0"/></text:p>
            <text:p><text:span text:style-name="T10">MusicService</text:span> is a Play Application with a rather primitive UI. This interface allows the user to …</text:p>
            <text:list text:style-name="L2">
              <text:list-item>
                <text:p>Create, delete, update Performers and Recordings</text:p>
              </text:list-item>
              <text:list-item>
                <text:p>Assign Performers to Recordings or Recordings to Performers and delete these Assignments</text:p>
              </text:list-item>
              <text:list-item>
                <text:p>Query / Search for Performers and Recordings</text:p>
              </text:list-item>
              <text:list-item>
                <text:p>Play Record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y-to-many Relationship in the Slick Table Defini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43"/></text:p>
            <text:p text:style-name="P13"><text:span text:style-name="T43">case class </text:span><text:span text:style-name="T44">RecordingPerformer(recId: Long, perId: Long)</text:span><text:span text:style-name="T44"><text:line-break/></text:span><text:span text:style-name="T44"><text:line-break/></text:span><text:span text:style-name="T44"><text:line-break/></text:span><text:span text:style-name="T45">// Table 'RecordingsPerformers' mapped to case class 'RecordingPerformer' as join table to map</text:span><text:span text:style-name="T45"><text:line-break/></text:span><text:span text:style-name="T45">// the many-to-many relationship between Performers and Recordings</text:span><text:span text:style-name="T45"><text:line-break/></text:span><text:span text:style-name="T45">//</text:span><text:span text:style-name="T45"><text:line-break/></text:span><text:span text:style-name="T43">class </text:span><text:span text:style-name="T44">RecordingsPerformers(tag: </text:span><text:span text:style-name="T46">Tag</text:span><text:span text:style-name="T44">)</text:span><text:span text:style-name="T44"><text:line-break/></text:span><text:span text:style-name="T44"> <text:s text:c="5"/></text:span><text:span text:style-name="T43">extends </text:span><text:span text:style-name="T44">Table[RecordingPerformer](tag, </text:span><text:span text:style-name="T47">"RECORDINGS_PERFORMERS"</text:span><text:span text:style-name="T44">) {</text:span><text:span text:style-name="T44"><text:line-break/></text:span><text:span text:style-name="T44"><text:line-break/></text:span><text:span text:style-name="T44"> <text:s/></text:span><text:span text:style-name="T43">def </text:span><text:span text:style-name="T44">recId: </text:span><text:span text:style-name="T46">Rep</text:span><text:span text:style-name="T44">[Long] = column[Long](</text:span><text:span text:style-name="T47">"REC_ID"</text:span><text:span text:style-name="T44">)</text:span><text:span text:style-name="T44"><text:line-break/></text:span><text:span text:style-name="T44"> <text:s/></text:span><text:span text:style-name="T43">def </text:span><text:span text:style-name="T44">perId: </text:span><text:span text:style-name="T46">Rep</text:span><text:span text:style-name="T44">[Long] = column[Long](</text:span><text:span text:style-name="T47">"PER_ID"</text:span><text:span text:style-name="T44">)</text:span><text:span text:style-name="T44"><text:line-break/></text:span><text:span text:style-name="T44"><text:line-break/></text:span><text:span text:style-name="T44"> <text:s/></text:span><text:span text:style-name="T43">def </text:span><text:span text:style-name="T44">* = (recId, perId) &lt;&gt; (RecordingPerformer.tupled, RecordingPerformer.</text:span><text:span text:style-name="T48">unapply</text:span><text:span text:style-name="T44">)</text:span><text:span text:style-name="T44"><text:line-break/></text:span><text:span text:style-name="T44"> <text:s/></text:span><text:span text:style-name="T43">def </text:span><text:span text:style-name="T44">pk = primaryKey(</text:span><text:span text:style-name="T47">"primaryKey"</text:span><text:span text:style-name="T44">, (recId, perId))</text:span><text:span text:style-name="T44"><text:line-break/></text:span><text:span text:style-name="T44"><text:line-break/></text:span><text:span text:style-name="T44"> <text:s/></text:span><text:span text:style-name="T43">def </text:span><text:span text:style-name="T44">recFK = foreignKey(</text:span><text:span text:style-name="T47">"FK_RECORDINGS"</text:span><text:span text:style-name="T44">, recId, </text:span><text:span text:style-name="T49">TableQuery</text:span><text:span text:style-name="T44">[Recordings])(recording =&gt;</text:span><text:span text:style-name="T44"><text:line-break/></text:span><text:span text:style-name="T44"> <text:s text:c="3"/>recording.id, onDelete=</text:span><text:span text:style-name="T49">ForeignKeyAction</text:span><text:span text:style-name="T44">.Cascade)</text:span><text:span text:style-name="T44"><text:line-break/></text:span><text:span text:style-name="T44"><text:line-break/></text:span><text:span text:style-name="T44"> <text:s/></text:span><text:span text:style-name="T43">def </text:span><text:span text:style-name="T44">perFK = foreignKey(</text:span><text:span text:style-name="T47">"FK_PERFORMERS"</text:span><text:span text:style-name="T44">, perId, </text:span><text:span text:style-name="T49">TableQuery</text:span><text:span text:style-name="T44">[Performers])(performer =&gt;</text:span><text:span text:style-name="T44"><text:line-break/></text:span><text:span text:style-name="T44"> <text:s text:c="3"/>performer.id)</text:span><text:span text:style-name="T44"><text:line-break/></text:span><text:span text:style-name="T44"><text:line-break/></text:span><text:span text:style-name="T44"> <text:s/></text:span><text:span text:style-name="T45">// onUpdate=ForeignKeyAction.Restrict is omitted as this is the default</text:span><text:span text:style-name="T45"><text:line-break/></text:span><text:span text:style-name="T44">}</text:span><text:span text:style-name="T44"><text:line-break/></text:span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suring Referential Integr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list text:style-name="L2">
              <text:list-item>
                <text:p>Referential Integrity is guaranteed by the definition of a <text:span text:style-name="T11">foreignKey()</text:span> function in the referring table, which allows to navigate to the referred table.</text:p>
              </text:list-item>
              <text:list-item>
                <text:p>You can optionally specify an <text:span text:style-name="T11">onDelete</text:span> action and an <text:span text:style-name="T11">onUpdate</text:span> action, which has one of the following values:</text:p>
              </text:list-item>
            </text:list>
            <text:list text:style-name="L5">
              <text:list-item>
                <text:p text:style-name="P17"><text:span text:style-name="T10">ForeignKeyAction.NoAction</text:span></text:p>
              </text:list-item>
            </text:list>
            <text:list text:style-name="L6">
              <text:list-item>
                <text:p text:style-name="P17"><text:span text:style-name="T10">ForeignKeyAction.Restrict</text:span></text:p>
              </text:list-item>
              <text:list-item>
                <text:p text:style-name="P17"><text:span text:style-name="T10">ForeignKeyAction.Cascade</text:span></text:p>
              </text:list-item>
              <text:list-item>
                <text:p text:style-name="P17"><text:span text:style-name="T10">ForeignKeyAction.SetNull</text:span></text:p>
              </text:list-item>
              <text:list-item>
                <text:p text:style-name="P17"><text:span text:style-name="T10">ForeignKeyAction.SetDefa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and Deleting Relationshi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list text:style-name="L2">
              <text:list-item>
                <text:p>Adding a concrete relationship == Adding an entry into the Mapping Table, if it doesn't already exist.</text:p>
              </text:list-item>
              <text:list-item>
                <text:p>Deleting a concrete relationship == Deleting an entry from the Mapping Table, if it exists.</text:p>
              </text:list-item>
              <text:list-item>
                <text:p>Updates in the Mapping Table do not make much sense. Hence I do not support them im my implem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cm" svg:y="0.837cm" presentation:class="title" presentation:user-transformed="true">
          <draw:text-box>
            <text:p>Traversing many-to-many the Relationship in Queries</text:p>
          </draw:text-box>
        </draw:frame>
        <draw:frame presentation:style-name="pr4" draw:layer="layout" svg:width="25.199cm" svg:height="12.179cm" svg:x="1.066cm" svg:y="4.914cm" presentation:class="outline" presentation:user-transformed="true">
          <draw:text-box>
            <text:p/>
            <text:list text:style-name="L2">
              <text:list-item>
                <text:p>The <text:span text:style-name="T11">Query.join()</text:span> function allows you to perform an inner join on tables.</text:p>
              </text:list-item>
              <text:list-item>
                <text:p>The <text:span text:style-name="T11">Query.on()</text:span> function allows you to perform an inner join on tables.</text:p>
              </text:list-item>
              <text:list-item>
                <text:p>Example:</text:p>
              </text:list-item>
            </text:list>
            <text:p><text:span text:style-name="T41"/></text:p>
            <text:p><text:span text:style-name="T50"><text:s text:c="5"/></text:span><text:span text:style-name="T50">val query = TableQuery[Performers]</text:span><text:span text:style-name="T51"> </text:span><text:span text:style-name="T52">join</text:span><text:span text:style-name="T51"> </text:span><text:span text:style-name="T53">TableQuery[RecordingsPerformers] </text:span><text:span text:style-name="T52">on</text:span><text:span text:style-name="T53"> (_.id === _.perId)</text:span></text:p>
            <text:p><text:span text:style-name="T53"><text:s text:c="5"/></text:span><text:span text:style-name="T53">val future: </text:span><text:span text:style-name="T54">Future[Seq[(Performer, RecordingPerformer)]]</text:span><text:span text:style-name="T53"> = db.run { query.result }</text:span></text:p>
            <text:p><text:span text:style-name="T53"><text:s text:c="5"/></text:span><text:span text:style-name="T53">// Now postprocess this future with filter, map, flatMap etc.</text:span></text:p>
            <text:p><text:span text:style-name="T53"><text:s text:c="5"/></text:span><text:span text:style-name="T53">// Especially filter the result for a specific recording i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32">
        <office:forms form:automatic-focus="false" form:apply-design-mode="false"/>
        <draw:frame presentation:style-name="pr7" draw:text-style-name="P19" draw:layer="layout" svg:width="25.199cm" svg:height="16.255cm" svg:x="1.4cm" svg:y="0.837cm" presentation:class="subtitle">
          <draw:text-box>
            <text:p text:style-name="P18"><text:span text:style-name="T55">Thank you for listening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32">
        <office:forms form:automatic-focus="false" form:apply-design-mode="false"/>
        <draw:frame presentation:style-name="pr7" draw:text-style-name="P19" draw:layer="layout" svg:width="25.199cm" svg:height="16.255cm" svg:x="1.4cm" svg:y="0.837cm" presentation:class="subtitle">
          <draw:text-box>
            <text:p text:style-name="P18"><text:span text:style-name="T55">Q &amp; 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text-style-name="P20" draw:layer="layout" svg:width="25.199cm" svg:height="12.179cm" svg:x="1.4cm" svg:y="4.714cm" presentation:class="outline" presentation:user-transformed="true">
          <draw:text-box>
            <text:p><text:span text:style-name="T56"/></text:p>
            <text:list text:style-name="L2">
              <text:list-item>
                <text:p><text:span text:style-name="T56">Slick Website:</text:span><text:span text:style-name="T56"><text:line-break/></text:span><text:span text:style-name="T56"><text:a xlink:href="http://slick.typesafe.com/doc/3.1.1/" xlink:type="simple">http://slick.typesafe.com/doc/3.1.1/</text:a></text:span></text:p>
              </text:list-item>
              <text:list-item>
                <text:p><text:span text:style-name="T56">Slick Activator Template Website with Tutorial:</text:span><text:span text:style-name="T56"><text:line-break/></text:span><text:span text:style-name="T56"><text:a xlink:href="https://www.typesafe.com/activator/template/hello-slick-3.1" xlink:type="simple">https://www.typesafe.com/activator/template/hello-slick-3.1</text:a></text:span></text:p>
              </text:list-item>
              <text:list-item>
                <text:p><text:span text:style-name="T56">Slick Activator Template Source Code:</text:span><text:span text:style-name="T56"><text:line-break/></text:span><text:span text:style-name="T56"><text:a xlink:href="https://github.com/typesafehub/activator-hello-slick#slick-3.1" xlink:type="simple">https://github.com/typesafehub/activator-hello-slick#slick-3.1</text:a></text:span></text:p>
              </text:list-item>
              <text:list-item>
                <text:p><text:span text:style-name="T56">A very informative blog on Futures:</text:span><text:span text:style-name="T56"><text:line-break/></text:span><text:span text:style-name="T56"><text:a xlink:href="http://danielwestheide.com/blog/2013/01/09/the-neophytes-guide-to-scala-part-8-welcome-to-the-future.html" xlink:type="simple">http://danielwestheide.com/blog/2013/01/09/the-neophytes-guide-to-scala-part-8-welcome-to-the-future.html</text:a></text:span></text:p>
              </text:list-item>
              <text:list-item>
                <text:p><text:span text:style-name="T56">MusicService Source Code and Slides: </text:span><text:span text:style-name="T56"><text:a xlink:href="https://github.com/hermannhueck/MusicService/tree/master/Services/MusicService-Play-Scala-Slick-NoAuth" xlink:type="simple">https://github.com/hermannhueck/MusicService/tree/master/Services/MusicService-Play-Scala-Slick-NoAuth</text:a></text:span></text:p>
              </text:list-item>
              <text:list-item>
                <text:p><text:span text:style-name="T56">Authors XING Profile:</text:span><text:span text:style-name="T56"><text:line-break/></text:span><text:span text:style-name="T56"><text:a xlink:href="https://www.xing.com/profile/Hermann_Hueck" xlink:type="simple">https://www.xing.com/profile/Hermann_Hueck</text:a></text:span></text:p>
                <text:p><text:span text:style-name="T5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1" svg:font-family="Menlo"/>
    <style:font-face style:name="Arial Unicode MS1" svg:font-family="'Arial Unicode MS'" style:font-pitch="variable"/>
    <style:font-face style:name="Liberation Sans3" svg:font-family="'Liberation Sans'" style:font-pitch="variable"/>
    <style:font-face style:name="Menlo" svg:font-family="Menlo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94bd5e" draw:opacity="100%" draw:fill-image-width="0cm" draw:fill-image-height="0cm" draw:textarea-vertical-align="middle" draw:shadow="visible" draw:shadow-offset-x="0.2cm" draw:shadow-offset-y="0.2cm" draw:shadow-color="#c0c0c0" draw:shadow-opacity="10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mann Hueck</meta:initial-creator>
    <meta:creation-date>2016-01-08T06:28:43.454154000</meta:creation-date>
    <meta:generator>LibreOffice/5.0.1.2$MacOSX_X86_64 LibreOffice_project/81898c9f5c0d43f3473ba111d7b351050be20261</meta:generator>
    <dc:date>2016-01-20T12:16:27.181418000</dc:date>
    <dc:creator>Hermann Hueck</dc:creator>
    <meta:editing-duration>PT4H16M53S</meta:editing-duration>
    <meta:editing-cycles>32</meta:editing-cycles>
    <meta:document-statistic meta:object-count="143"/>
  </office:meta>
</office:document-meta>
</file>